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Map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Mapper.addMappedName(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Mapper.mapFileName( String source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Mapper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Mapper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